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ff99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17in" svg:x="6.0469in" svg:y="4.7157in">
            <draw:object draw:notify-on-update-of-ranges="Sheet1.A27:Sheet1.A42 Sheet1.B27:Sheet1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27]/[.$A$17]" office:value-type="float" office:value="436.9" calcext:value-type="float">
            <text:p>436.9</text:p>
          </table:table-cell>
          <table:table-cell/>
          <table:table-cell table:style-name="ce2" table:formula="of:=ROUND([.C27])" office:value-type="float" office:value="437" calcext:value-type="float">
            <text:p>437</text:p>
          </table:table-cell>
          <table:table-cell table:style-name="ce3" table:formula="of:=DEC2HEX([.E27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2.25" calcext:value-type="float">
            <text:p>2.25</text:p>
          </table:table-cell>
          <table:table-cell table:formula="of:=[.$B$21]/[.B28]/[.$A$17]" office:value-type="float" office:value="582.533333333333" calcext:value-type="float">
            <text:p>582.5333333333</text:p>
          </table:table-cell>
          <table:table-cell/>
          <table:table-cell table:style-name="ce2" table:formula="of:=ROUND([.C28])" office:value-type="float" office:value="583" calcext:value-type="float">
            <text:p>583</text:p>
          </table:table-cell>
          <table:table-cell table:style-name="ce3" table:formula="of:=DEC2HEX([.E28])" office:value-type="string" office:string-value="247" calcext:value-type="string">
            <text:p>2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1.75" calcext:value-type="float">
            <text:p>1.75</text:p>
          </table:table-cell>
          <table:table-cell table:formula="of:=[.$B$21]/[.B29]/[.$A$17]" office:value-type="float" office:value="748.971428571429" calcext:value-type="float">
            <text:p>748.9714285714</text:p>
          </table:table-cell>
          <table:table-cell/>
          <table:table-cell table:style-name="ce2" table:formula="of:=ROUND([.C29])" office:value-type="float" office:value="749" calcext:value-type="float">
            <text:p>749</text:p>
          </table:table-cell>
          <table:table-cell table:style-name="ce3" table:formula="of:=DEC2HEX([.E29])" office:value-type="string" office:string-value="2ED" calcext:value-type="string">
            <text:p>2ED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1.25" calcext:value-type="float">
            <text:p>1.25</text:p>
          </table:table-cell>
          <table:table-cell table:formula="of:=[.$B$21]/[.B30]/[.$A$17]" office:value-type="float" office:value="1048.56" calcext:value-type="float">
            <text:p>1048.56</text:p>
          </table:table-cell>
          <table:table-cell/>
          <table:table-cell table:style-name="ce2" table:formula="of:=ROUND([.C30])" office:value-type="float" office:value="1049" calcext:value-type="float">
            <text:p>1049</text:p>
          </table:table-cell>
          <table:table-cell table:style-name="ce3" table:formula="of:=DEC2HEX([.E30])" office:value-type="string" office:string-value="419" calcext:value-type="string">
            <text:p>4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$B$21]/[.B31]/[.$A$17]" office:value-type="float" office:value="1310.7" calcext:value-type="float">
            <text:p>1310.7</text:p>
          </table:table-cell>
          <table:table-cell/>
          <table:table-cell table:style-name="ce2" table:formula="of:=ROUND([.C31])" office:value-type="float" office:value="1311" calcext:value-type="float">
            <text:p>1311</text:p>
          </table:table-cell>
          <table:table-cell table:style-name="ce3" table:formula="of:=DEC2HEX([.E31])" office:value-type="string" office:string-value="51F" calcext:value-type="string">
            <text:p>51F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[.$B$21]/[.B32]/[.$A$17]" office:value-type="float" office:value="1747.6" calcext:value-type="float">
            <text:p>1747.6</text:p>
          </table:table-cell>
          <table:table-cell/>
          <table:table-cell table:style-name="ce2" table:formula="of:=ROUND([.C32])" office:value-type="float" office:value="1748" calcext:value-type="float">
            <text:p>1748</text:p>
          </table:table-cell>
          <table:table-cell table:style-name="ce3" table:formula="of:=DEC2HEX([.E32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6" calcext:value-type="float">
            <text:p>0.6</text:p>
          </table:table-cell>
          <table:table-cell table:formula="of:=[.$B$21]/[.B33]/[.$A$17]" office:value-type="float" office:value="2184.5" calcext:value-type="float">
            <text:p>2184.5</text:p>
          </table:table-cell>
          <table:table-cell/>
          <table:table-cell table:style-name="ce2" table:formula="of:=ROUND([.C33])" office:value-type="float" office:value="2185" calcext:value-type="float">
            <text:p>2185</text:p>
          </table:table-cell>
          <table:table-cell table:style-name="ce3" table:formula="of:=DEC2HEX([.E33])" office:value-type="string" office:string-value="889" calcext:value-type="string">
            <text:p>88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34]/[.$A$17]" office:value-type="float" office:value="2621.4" calcext:value-type="float">
            <text:p>2621.4</text:p>
          </table:table-cell>
          <table:table-cell/>
          <table:table-cell table:style-name="ce2" table:formula="of:=ROUND([.C34])" office:value-type="float" office:value="2621" calcext:value-type="float">
            <text:p>2621</text:p>
          </table:table-cell>
          <table:table-cell table:style-name="ce3" table:formula="of:=DEC2HEX([.E34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4" calcext:value-type="float">
            <text:p>0.4</text:p>
          </table:table-cell>
          <table:table-cell table:formula="of:=[.$B$21]/[.B35]/[.$A$17]" office:value-type="float" office:value="3276.75" calcext:value-type="float">
            <text:p>3276.75</text:p>
          </table:table-cell>
          <table:table-cell/>
          <table:table-cell table:style-name="ce2" table:formula="of:=ROUND([.C35])" office:value-type="float" office:value="3277" calcext:value-type="float">
            <text:p>3277</text:p>
          </table:table-cell>
          <table:table-cell table:style-name="ce3" table:formula="of:=DEC2HEX([.E35])" office:value-type="string" office:string-value="CCD" calcext:value-type="string">
            <text:p>CCD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3" calcext:value-type="float">
            <text:p>0.3</text:p>
          </table:table-cell>
          <table:table-cell table:formula="of:=[.$B$21]/[.B36]/[.$A$17]" office:value-type="float" office:value="4369" calcext:value-type="float">
            <text:p>4369</text:p>
          </table:table-cell>
          <table:table-cell/>
          <table:table-cell table:style-name="ce2" table:formula="of:=ROUND([.C36])" office:value-type="float" office:value="4369" calcext:value-type="float">
            <text:p>4369</text:p>
          </table:table-cell>
          <table:table-cell table:style-name="ce3" table:formula="of:=DEC2HEX([.E36])" office:value-type="string" office:string-value="1111" calcext:value-type="string">
            <text:p>111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37]/[.$A$17]" office:value-type="float" office:value="5242.8" calcext:value-type="float">
            <text:p>5242.8</text:p>
          </table:table-cell>
          <table:table-cell/>
          <table:table-cell table:style-name="ce2" table:formula="of:=ROUND([.C37])" office:value-type="float" office:value="5243" calcext:value-type="float">
            <text:p>5243</text:p>
          </table:table-cell>
          <table:table-cell table:style-name="ce3" table:formula="of:=DEC2HEX([.E37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2" calcext:value-type="float">
            <text:p>0.2</text:p>
          </table:table-cell>
          <table:table-cell table:formula="of:=[.$B$21]/[.B38]/[.$A$17]" office:value-type="float" office:value="6553.5" calcext:value-type="float">
            <text:p>6553.5</text:p>
          </table:table-cell>
          <table:table-cell/>
          <table:table-cell table:style-name="ce2" table:formula="of:=ROUND([.C38])" office:value-type="float" office:value="6554" calcext:value-type="float">
            <text:p>6554</text:p>
          </table:table-cell>
          <table:table-cell table:style-name="ce3" table:formula="of:=DEC2HEX([.E38])" office:value-type="string" office:string-value="199A" calcext:value-type="string">
            <text:p>199A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15" calcext:value-type="float">
            <text:p>0.15</text:p>
          </table:table-cell>
          <table:table-cell table:formula="of:=[.$B$21]/[.B39]/[.$A$17]" office:value-type="float" office:value="8738" calcext:value-type="float">
            <text:p>8738</text:p>
          </table:table-cell>
          <table:table-cell/>
          <table:table-cell table:style-name="ce2" table:formula="of:=ROUND([.C39])" office:value-type="float" office:value="8738" calcext:value-type="float">
            <text:p>8738</text:p>
          </table:table-cell>
          <table:table-cell table:style-name="ce3" table:formula="of:=DEC2HEX([.E39])" office:value-type="string" office:string-value="2222" calcext:value-type="string">
            <text:p>222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12" calcext:value-type="float">
            <text:p>0.12</text:p>
          </table:table-cell>
          <table:table-cell table:formula="of:=[.$B$21]/[.B40]/[.$A$17]" office:value-type="float" office:value="10922.5" calcext:value-type="float">
            <text:p>10922.5</text:p>
          </table:table-cell>
          <table:table-cell/>
          <table:table-cell table:style-name="ce2" table:formula="of:=ROUND([.C40])" office:value-type="float" office:value="10923" calcext:value-type="float">
            <text:p>10923</text:p>
          </table:table-cell>
          <table:table-cell table:style-name="ce3" table:formula="of:=DEC2HEX([.E40])" office:value-type="string" office:string-value="2AAB" calcext:value-type="string">
            <text:p>2AAB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1]/[.$A$17]" office:value-type="float" office:value="13107" calcext:value-type="float">
            <text:p>13107</text:p>
          </table:table-cell>
          <table:table-cell/>
          <table:table-cell table:style-name="ce2" table:formula="of:=ROUND([.C41])" office:value-type="float" office:value="13107" calcext:value-type="float">
            <text:p>13107</text:p>
          </table:table-cell>
          <table:table-cell table:style-name="ce3" table:formula="of:=DEC2HEX([.E41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08" calcext:value-type="float">
            <text:p>0.08</text:p>
          </table:table-cell>
          <table:table-cell table:formula="of:=[.$B$21]/[.B42]/[.$A$17]" office:value-type="float" office:value="16383.75" calcext:value-type="float">
            <text:p>16383.75</text:p>
          </table:table-cell>
          <table:table-cell/>
          <table:table-cell table:style-name="ce2" table:formula="of:=ROUND([.C42])" office:value-type="float" office:value="16384" calcext:value-type="float">
            <text:p>16384</text:p>
          </table:table-cell>
          <table:table-cell table:style-name="ce3" table:formula="of:=DEC2HEX([.E42])" office:value-type="string" office:string-value="4000" calcext:value-type="string">
            <text:p>40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0000-00-00T00:00:02.050981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11:40.642000000</meta:creation-date>
    <dc:date>2014-11-24T15:36:14.567000000</dc:date>
    <meta:editing-duration>PT2H43M8S</meta:editing-duration>
    <meta:editing-cycles>5</meta:editing-cycles>
    <meta:generator>LibreOffice/4.1.0.4$Windows_x86 LibreOffice_project/89ea49ddacd9aa532507cbf852f2bb22b1ace28</meta:generator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739cm" svg:y="4.186cm" style:legend-expansion="high" chart:style-name="ch2"/>
        <chart:plot-area chart:style-name="ch3" table:cell-range-address="Sheet1.A27:Sheet1.B42" svg:x="0.77cm" svg:y="0.851cm" svg:width="12.329cm" svg:height="7.547cm">
          <chartooo:coordinate-region svg:x="1.497cm" svg:y="1.064cm" svg:width="11.415cm" svg:height="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42" chart:class="chart:scatter">
            <chart:domain table:cell-range-address="Sheet1.A27:Sheet1.A4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7:Sheet1.A42</svg:desc>
                </draw:g>
              </table:table-cell>
              <table:table-cell office:value-type="float" office:value="3">
                <text:p>3</text:p>
                <draw:g>
                  <svg:desc>Sheet1.B2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